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96ADBE4B.png" manifest:media-type="image/png"/>
  <manifest:file-entry manifest:full-path="Pictures/10000001000001620000008BDD3D8C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 Sans Extrabold" svg:font-family="'Open Sans Extrabold'" style:font-family-generic="swiss" style:font-pitch="variable"/>
    <style:font-face style:name="Roboto" svg:font-family="Roboto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gradient" draw:fill-color="#ffffff" draw:fill-gradient-name="gradient" draw:gradient-step-count="256" draw:textarea-horizontal-align="center" draw:textarea-vertical-align="middle" draw:auto-grow-height="false" draw:fit-to-size="false" style:shrink-to-fit="false" fo:min-height="9.487cm" fo:min-width="9.247cm" fo:padding-top="0.157cm" fo:padding-bottom="0.157cm" fo:padding-left="0.277cm" fo:padding-right="0.277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212cm" svg:stroke-color="#000000" draw:marker-start="" draw:marker-start-width="0.578cm" draw:marker-start-center="false" draw:marker-end="" draw:marker-end-width="0.578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6.158cm" fo:min-width="6.101cm" fo:padding-top="0.222cm" fo:padding-bottom="0.222cm" fo:padding-left="0.342cm" fo:padding-right="0.34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gradient" draw:fill-color="#ffffff" draw:fill-gradient-name="gradient" draw:gradient-step-count="256" draw:textarea-horizontal-align="center" draw:textarea-vertical-align="middle" draw:auto-grow-height="false" draw:fit-to-size="false" style:shrink-to-fit="false" fo:min-height="6.287cm" fo:min-width="5.325cm" fo:padding-top="0.157cm" fo:padding-bottom="0.157cm" fo:padding-left="0.277cm" fo:padding-right="0.277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212cm" svg:stroke-color="#000000" draw:marker-start="" draw:marker-start-width="0.578cm" draw:marker-start-center="false" draw:marker-end="" draw:marker-end-width="0.578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879cm" fo:min-width="3.277cm" fo:padding-top="0.222cm" fo:padding-bottom="0.222cm" fo:padding-left="0.342cm" fo:padding-right="0.34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Default_5f_1">
      <style:graphic-properties draw:textarea-horizontal-align="justify" draw:textarea-vertical-align="middle" draw:auto-grow-height="false" fo:min-height="4.7cm" fo:min-width="4.734cm" loext:decorative="false"/>
    </style:style>
    <style:style style:name="gr8" style:family="graphic" style:parent-style-name="objectwithoutfill">
      <style:graphic-properties draw:fill="solid" draw:textarea-vertical-align="middle" loext:decorative="false"/>
    </style:style>
    <style:style style:name="gr9" style:family="graphic" style:parent-style-name="Default_5f_1">
      <style:graphic-properties draw:stroke="solid" svg:stroke-width="0.212cm" svg:stroke-color="#000000" draw:marker-start-width="0.516cm" draw:marker-end-width="0.516cm" draw:fill="gradient" draw:fill-gradient-name="Gradient_20_1" draw:gradient-step-count="0" draw:textarea-vertical-align="middle" draw:auto-grow-height="false" fo:min-height="9.759cm" fo:min-width="11.695cm" fo:padding-top="0.229cm" fo:padding-bottom="0.229cm" fo:padding-left="0.354cm" fo:padding-right="0.354cm" loext:decorative="false"/>
    </style:style>
    <style:style style:name="gr10" style:family="graphic" style:parent-style-name="Default_5f_1">
      <style:graphic-properties draw:stroke="solid" svg:stroke-width="0.212cm" svg:stroke-color="#000000" draw:marker-start-width="0.516cm" draw:marker-end-width="0.516cm" draw:fill="gradient" draw:fill-gradient-name="Gradient_20_1" draw:gradient-step-count="0" draw:textarea-vertical-align="middle" draw:auto-grow-height="false" fo:min-height="9.758cm" fo:min-width="11.694cm" fo:padding-top="0.229cm" fo:padding-bottom="0.229cm" fo:padding-left="0.354cm" fo:padding-right="0.354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3.212cm" fo:min-width="13.1cm" loext:decorative="false"/>
    </style:style>
    <style:style style:name="gr12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35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37" draw:textarea-horizontal-align="justify" draw:textarea-vertical-align="middle" draw:auto-grow-height="false" fo:min-height="5.727cm" fo:min-width="3.943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38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3.886cm" fo:min-width="0.869cm" fo:padding-top="0.229cm" fo:padding-bottom="0.229cm" fo:padding-left="0.354cm" fo:padding-right="0.354cm" loext:decorative="false"/>
    </style:style>
    <style:style style:name="gr17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3.886cm" fo:min-width="0.87cm" fo:padding-top="0.229cm" fo:padding-bottom="0.229cm" fo:padding-left="0.354cm" fo:padding-right="0.354cm" loext:decorative="false"/>
    </style:style>
    <style:style style:name="gr18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3.885cm" fo:min-width="0.869cm" fo:padding-top="0.229cm" fo:padding-bottom="0.229cm" fo:padding-left="0.354cm" fo:padding-right="0.354cm" loext:decorative="false"/>
    </style:style>
    <style:style style:name="gr19" style:family="graphic" style:parent-style-name="objectwithoutfill">
      <style:graphic-properties svg:stroke-width="0.459cm" svg:stroke-color="#000000" draw:marker-start-width="0.889cm" draw:marker-end-width="0.889cm" draw:fill="solid" draw:textarea-vertical-align="middle" fo:padding-top="0.353cm" fo:padding-bottom="0.353cm" fo:padding-left="0.478cm" fo:padding-right="0.478cm" loext:decorative="false"/>
    </style:style>
    <style:style style:name="gr20" style:family="graphic" style:parent-style-name="standard">
      <style:graphic-properties draw:fill-color="#861141" draw:textarea-horizontal-align="justify" draw:textarea-vertical-align="middle" draw:auto-grow-height="false" fo:min-height="7.75cm" fo:min-width="7.1cm" loext:decorative="false"/>
    </style:style>
    <style:style style:name="gr21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1.375cm" fo:min-width="0.594cm" fo:padding-top="0.229cm" fo:padding-bottom="0.229cm" fo:padding-left="0.354cm" fo:padding-right="0.354cm" loext:decorative="false"/>
    </style:style>
    <style:style style:name="gr22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1.377cm" fo:min-width="0.594cm" fo:padding-top="0.229cm" fo:padding-bottom="0.229cm" fo:padding-left="0.354cm" fo:padding-right="0.354cm" loext:decorative="false"/>
    </style:style>
    <style:style style:name="gr23" style:family="graphic" style:parent-style-name="objectwithoutfill">
      <style:graphic-properties draw:stroke="dash" draw:stroke-dash="Dash" svg:stroke-width="0.106cm" svg:stroke-color="#158466" draw:marker-start-width="0.36cm" draw:marker-end-width="0.36cm" draw:fill="solid" draw:textarea-vertical-align="middle" fo:padding-top="0.177cm" fo:padding-bottom="0.177cm" fo:padding-left="0.302cm" fo:padding-right="0.302cm" loext:decorative="false"/>
    </style:style>
    <style:style style:name="gr24" style:family="graphic" style:parent-style-name="objectwithoutfill">
      <style:graphic-properties draw:stroke="dash" draw:stroke-dash="Dash" svg:stroke-width="0.106cm" svg:stroke-color="#158466" draw:marker-start-width="0.36cm" draw:marker-end-width="0.36cm" svg:stroke-linecap="butt" draw:fill="solid" draw:textarea-vertical-align="middle" fo:padding-top="0.177cm" fo:padding-bottom="0.177cm" fo:padding-left="0.302cm" fo:padding-right="0.302cm" loext:decorative="false"/>
    </style:style>
    <style:style style:name="gr25" style:family="graphic" style:parent-style-name="standard">
      <style:graphic-properties svg:stroke-width="0.529cm" svg:stroke-color="#000000" draw:marker-start-width="0.991cm" draw:marker-end-width="0.991cm" draw:fill="solid" draw:fill-color="#eeeeee" draw:gradient-step-count="256" draw:textarea-vertical-align="middle" fo:padding-top="0.389cm" fo:padding-bottom="0.389cm" fo:padding-left="0.514cm" fo:padding-right="0.514cm" loext:decorative="false"/>
    </style:style>
    <style:style style:name="gr26" style:family="graphic" style:parent-style-name="standard">
      <style:graphic-properties svg:stroke-width="0.529cm" svg:stroke-color="#000000" draw:marker-start-width="0.991cm" draw:marker-end-width="0.991cm" draw:fill="gradient" draw:fill-gradient-name="Gradient_20_7" draw:gradient-step-count="256" draw:textarea-vertical-align="middle" fo:padding-top="0.389cm" fo:padding-bottom="0.389cm" fo:padding-left="0.514cm" fo:padding-right="0.514cm" loext:decorative="false"/>
    </style:style>
    <style:style style:name="gr27" style:family="graphic">
      <style:graphic-properties loext:decorative="false"/>
    </style:style>
    <style:style style:name="gr28" style:family="graphic" style:parent-style-name="standard">
      <style:graphic-properties svg:stroke-width="0.388cm" svg:stroke-color="#000000" draw:marker-start-width="0.582cm" draw:marker-end-width="0.582cm" draw:fill="solid" draw:fill-color="#eeeeee" draw:gradient-step-count="256" draw:textarea-vertical-align="middle" fo:padding-top="0.318cm" fo:padding-bottom="0.318cm" fo:padding-left="0.443cm" fo:padding-right="0.443cm" loext:decorative="false"/>
    </style:style>
    <style:style style:name="gr29" style:family="graphic" style:parent-style-name="standard">
      <style:graphic-properties svg:stroke-width="0.388cm" svg:stroke-color="#000000" draw:marker-start-width="0.582cm" draw:marker-end-width="0.582cm" draw:fill="gradient" draw:fill-gradient-name="Gradient_20_7" draw:gradient-step-count="256" draw:textarea-vertical-align="middle" fo:padding-top="0.318cm" fo:padding-bottom="0.318cm" fo:padding-left="0.443cm" fo:padding-right="0.443cm" loext:decorative="false"/>
    </style:style>
    <style:style style:name="gr30" style:family="graphic" style:parent-style-name="objectwithoutfill">
      <style:graphic-properties svg:stroke-width="0.212cm" svg:stroke-color="#000000" draw:marker-start-width="0.318cm" draw:marker-end-width="0.318cm" draw:fill="solid" draw:fill-color="#ffffff" draw:textarea-vertical-align="middle" fo:padding-top="0.231cm" fo:padding-bottom="0.231cm" fo:padding-left="0.356cm" fo:padding-right="0.356cm" loext:decorative="false"/>
    </style:style>
    <style:style style:name="gr31" style:family="graphic" style:parent-style-name="standard">
      <style:graphic-properties svg:stroke-width="0.247cm" svg:stroke-color="#000000" draw:marker-start-width="0.568cm" draw:marker-end-width="0.568cm" draw:fill="solid" draw:fill-color="#eeeeee" draw:gradient-step-count="256" draw:textarea-horizontal-align="justify" draw:textarea-vertical-align="middle" draw:auto-grow-height="true" fo:min-height="0cm" fo:min-width="0cm" fo:padding-top="0.248cm" fo:padding-bottom="0.248cm" fo:padding-left="0.373cm" fo:padding-right="0.373cm" loext:decorative="false"/>
    </style:style>
    <style:style style:name="gr32" style:family="graphic" style:parent-style-name="standard">
      <style:graphic-properties svg:stroke-width="0.247cm" svg:stroke-color="#000000" draw:marker-start-width="0.568cm" draw:marker-end-width="0.568cm" draw:fill-color="#eeeeee" draw:gradient-step-count="256" draw:textarea-horizontal-align="justify" draw:textarea-vertical-align="middle" draw:auto-grow-height="true" fo:min-height="0cm" fo:min-width="0cm" fo:padding-top="0.248cm" fo:padding-bottom="0.248cm" fo:padding-left="0.373cm" fo:padding-right="0.373cm" loext:decorative="false"/>
    </style:style>
    <style:style style:name="gr33" style:family="graphic" style:parent-style-name="standard">
      <style:graphic-properties svg:stroke-width="0.529cm" svg:stroke-color="#000000" draw:marker-start-width="0.991cm" draw:marker-end-width="0.991cm" draw:fill="gradient" draw:fill-gradient-name="Gradient_20_27" draw:gradient-step-count="256" draw:textarea-vertical-align="middle" fo:padding-top="0.389cm" fo:padding-bottom="0.389cm" fo:padding-left="0.514cm" fo:padding-right="0.514cm" loext:decorative="false"/>
    </style:style>
    <style:style style:name="gr34" style:family="graphic" style:parent-style-name="standard">
      <style:graphic-properties draw:stroke="solid" svg:stroke-width="0.071cm" svg:stroke-color="#000000" draw:marker-start="" draw:marker-start-width="0.367cm" draw:marker-start-center="false" draw:marker-end="" draw:marker-end-width="0.367cm" draw:marker-end-center="false" draw:stroke-linejoin="miter" draw:fill="solid" draw:fill-color="#b4c7dc" draw:secondary-fill-color="#d4ea6b" draw:opacity="100%" draw:textarea-horizontal-align="center" draw:textarea-vertical-align="middle" draw:auto-grow-height="false" draw:fit-to-size="false" style:shrink-to-fit="false" fo:min-height="6.297cm" fo:min-width="3.353cm" fo:padding-top="0.152cm" fo:padding-bottom="0.152cm" fo:padding-left="0.272cm" fo:padding-right="0.272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282cm" svg:stroke-color="#000000" draw:marker-start-width="0.423cm" draw:marker-end-width="0.423cm" draw:fill-color="#ffffff" draw:gradient-step-count="256" draw:textarea-vertical-align="middle" fo:padding-top="0.265cm" fo:padding-bottom="0.265cm" fo:padding-left="0.39cm" fo:padding-right="0.39cm" loext:decorative="false"/>
    </style:style>
    <style:style style:name="gr36" style:family="graphic" style:parent-style-name="standard">
      <style:graphic-properties svg:stroke-width="0.282cm" svg:stroke-color="#000000" draw:marker-start-width="0.423cm" draw:marker-end-width="0.423cm" draw:fill="gradient" draw:fill-gradient-name="Gradient_20_7" draw:gradient-step-count="256" draw:textarea-vertical-align="middle" fo:padding-top="0.265cm" fo:padding-bottom="0.265cm" fo:padding-left="0.39cm" fo:padding-right="0.39cm" loext:decorative="false"/>
    </style:style>
    <style:style style:name="gr37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22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24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39" style:family="graphic" style:parent-style-name="objectwithoutfill">
      <style:graphic-properties svg:stroke-width="0.388cm" svg:stroke-color="#000000" draw:marker-start-width="0.782cm" draw:marker-end-width="0.782cm" draw:fill="gradient" draw:fill-gradient-name="Gradient_20_17" draw:textarea-vertical-align="middle" draw:auto-grow-height="false" fo:min-height="8.362cm" fo:min-width="1.391cm" fo:padding-top="0.319cm" fo:padding-bottom="0.319cm" fo:padding-left="0.444cm" fo:padding-right="0.444cm" loext:decorative="false"/>
    </style:style>
    <style:style style:name="gr40" style:family="graphic" style:parent-style-name="standard">
      <style:graphic-properties svg:stroke-width="0.388cm" svg:stroke-color="#000000" draw:marker-start-width="0.782cm" draw:marker-end-width="0.782cm" draw:fill="gradient" draw:fill-gradient-name="Gradient_20_19" draw:textarea-horizontal-align="justify" draw:textarea-vertical-align="middle" draw:auto-grow-height="false" fo:min-height="5.409cm" fo:min-width="5.406cm" fo:padding-top="0.319cm" fo:padding-bottom="0.319cm" fo:padding-left="0.444cm" fo:padding-right="0.444cm" loext:decorative="false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852cm" fo:min-width="4.546cm" loext:decorative="false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4.818cm" fo:min-width="0.647cm" loext:decorative="false"/>
    </style:style>
    <style:style style:name="gr43" style:family="graphic" style:parent-style-name="objectwithoutfill">
      <style:graphic-properties draw:stroke="solid" svg:stroke-width="0.035cm" svg:stroke-color="#000000" draw:marker-start-width="0.253cm" draw:marker-end-width="0.253cm" draw:fill="gradient" draw:fill-gradient-name="Gradient_20_14" draw:textarea-vertical-align="middle" fo:padding-top="0.143cm" fo:padding-bottom="0.143cm" fo:padding-left="0.268cm" fo:padding-right="0.268cm" loext:decorative="false"/>
    </style:style>
    <style:style style:name="gr44" style:family="graphic" style:parent-style-name="Object_20_with_20_no_20_fill_20_and_20_no_20_line">
      <style:graphic-properties draw:stroke="none" svg:stroke-width="0.282cm" draw:marker-start-width="0.423cm" draw:marker-end-width="0.4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objectwithoutfill">
      <style:graphic-properties draw:stroke="solid" svg:stroke-width="0.459cm" svg:stroke-color="#000000" draw:marker-start-width="0.889cm" draw:marker-end-width="0.889cm" draw:fill="solid" draw:fill-color="#ffffff" loext:fill-use-slide-background="false" draw:textarea-vertical-align="middle" fo:padding-top="0.354cm" fo:padding-bottom="0.354cm" fo:padding-left="0.479cm" fo:padding-right="0.479cm" loext:decorative="false"/>
    </style:style>
    <style:style style:name="gr46" style:family="graphic" style:parent-style-name="objectwithoutfill">
      <style:graphic-properties svg:stroke-width="0.459cm" svg:stroke-color="#000000" draw:marker-start-width="0.889cm" draw:marker-end-width="0.889cm" draw:fill="solid" draw:textarea-vertical-align="middle" fo:padding-top="0.354cm" fo:padding-bottom="0.354cm" fo:padding-left="0.479cm" fo:padding-right="0.479cm" loext:decorative="false"/>
    </style:style>
    <style:style style:name="gr47" style:family="graphic" style:parent-style-name="objectwithoutfill">
      <style:graphic-properties draw:stroke="solid" svg:stroke-width="0.459cm" svg:stroke-color="#ff0000" draw:marker-start-width="0.889cm" draw:marker-end-width="0.889cm" draw:fill="none" loext:fill-use-slide-background="false" draw:textarea-vertical-align="middle" fo:padding-top="0.354cm" fo:padding-bottom="0.354cm" fo:padding-left="0.479cm" fo:padding-right="0.479cm" loext:decorative="fals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objectwithoutfill">
      <style:graphic-properties draw:stroke="solid" svg:stroke-width="0.953cm" svg:stroke-color="#650953" draw:marker-start-width="1.63cm" draw:marker-end-width="1.63cm" svg:stroke-linecap="round" draw:fill="none" draw:fill-color="#b7b3ca" loext:fill-use-slide-background="false" draw:textarea-vertical-align="middle" fo:padding-top="0.601cm" fo:padding-bottom="0.601cm" fo:padding-left="0.726cm" fo:padding-right="0.726cm" loext:decorative="false"/>
      <style:paragraph-properties style:writing-mode="lr-tb"/>
    </style:style>
    <style:style style:name="gr50" style:family="graphic" style:parent-style-name="standard">
      <style:graphic-properties draw:fill-color="#861141" draw:textarea-horizontal-align="justify" draw:textarea-vertical-align="middle" draw:auto-grow-height="false" fo:min-height="7.75cm" fo:min-width="7.418cm" loext:decorative="false"/>
    </style:style>
    <style:style style:name="gr51" style:family="graphic" style:parent-style-name="standard">
      <style:graphic-properties draw:fill="gradient" draw:fill-color="#861141" draw:fill-gradient-name="Gradient_20_51" draw:gradient-step-count="0" draw:textarea-horizontal-align="justify" draw:textarea-vertical-align="middle" draw:auto-grow-height="false" fo:min-height="10.616cm" fo:min-width="10.366cm" loext:decorative="false"/>
    </style:style>
    <style:style style:name="gr52" style:family="graphic" style:parent-style-name="objectwithoutfill">
      <style:graphic-properties svg:stroke-width="0.035cm" svg:stroke-color="#000000" draw:marker-start-width="0.253cm" draw:marker-end-width="0.253cm" draw:fill="solid" draw:fill-color="#000000" draw:textarea-vertical-align="middle" fo:padding-top="0.143cm" fo:padding-bottom="0.143cm" fo:padding-left="0.268cm" fo:padding-right="0.268cm" loext:decorative="false"/>
    </style:style>
    <style:style style:name="gr53" style:family="graphic" style:parent-style-name="objectwithoutfill">
      <style:graphic-properties svg:stroke-width="0.353cm" svg:stroke-color="#000000" draw:marker-start-width="0.73cm" draw:marker-end-width="0.73cm" draw:fill="solid" draw:fill-color="#ffffff" draw:textarea-vertical-align="middle" fo:padding-top="0.302cm" fo:padding-bottom="0.302cm" fo:padding-left="0.427cm" fo:padding-right="0.427cm" loext:decorative="false"/>
    </style:style>
    <style:style style:name="gr54" style:family="graphic" style:parent-style-name="objectwithoutfill">
      <style:graphic-properties svg:stroke-width="0.6cm" svg:stroke-color="#ff0000" draw:marker-start-width="1.1cm" draw:marker-end-width="1.1cm" draw:fill="solid" draw:textarea-vertical-align="middle" fo:padding-top="0.424cm" fo:padding-bottom="0.424cm" fo:padding-left="0.549cm" fo:padding-right="0.549cm" loext:decorative="false"/>
    </style:style>
    <style:style style:name="gr55" style:family="graphic" style:parent-style-name="objectwithoutfill">
      <style:graphic-properties svg:stroke-width="0.318cm" svg:stroke-color="#000000" draw:marker-start-width="0.784cm" draw:marker-end-width="0.784cm" draw:fill="solid" draw:textarea-vertical-align="middle" fo:padding-top="0.283cm" fo:padding-bottom="0.283cm" fo:padding-left="0.408cm" fo:padding-right="0.408cm" loext:decorative="false"/>
    </style:style>
    <style:style style:name="gr56" style:family="graphic" style:parent-style-name="objectwithoutfill">
      <style:graphic-properties svg:stroke-width="0.318cm" svg:stroke-color="#000000" draw:marker-start-width="0.784cm" draw:marker-end-width="0.784cm" draw:fill="solid" draw:textarea-vertical-align="middle" fo:padding-top="0.282cm" fo:padding-bottom="0.282cm" fo:padding-left="0.407cm" fo:padding-right="0.407cm" loext:decorative="false"/>
    </style:style>
    <style:style style:name="gr57" style:family="graphic" style:parent-style-name="objectwithoutfill">
      <style:graphic-properties svg:stroke-width="0.388cm" svg:stroke-color="#ff0000" draw:marker-start-width="1.1cm" draw:marker-end-width="1.1cm" draw:fill="solid" draw:textarea-vertical-align="middle" fo:padding-top="0.317cm" fo:padding-bottom="0.317cm" fo:padding-left="0.442cm" fo:padding-right="0.442cm" loext:decorative="false"/>
    </style:style>
    <style:style style:name="gr58" style:family="graphic" style:parent-style-name="objectwithoutfill">
      <style:graphic-properties svg:stroke-width="0.388cm" svg:stroke-color="#1780ff" draw:marker-start-width="1.1cm" draw:marker-end-width="1.1cm" draw:fill="solid" draw:textarea-vertical-align="middle" fo:padding-top="0.317cm" fo:padding-bottom="0.317cm" fo:padding-left="0.442cm" fo:padding-right="0.442cm" loext:decorative="false"/>
    </style:style>
    <style:style style:name="gr59" style:family="graphic" style:parent-style-name="objectwithoutfill">
      <style:graphic-properties svg:stroke-width="0.6cm" svg:stroke-color="#ff0000" draw:marker-start-width="1.101cm" draw:marker-end-width="1.101cm" draw:fill="solid" draw:textarea-vertical-align="middle" fo:padding-top="0.425cm" fo:padding-bottom="0.425cm" fo:padding-left="0.55cm" fo:padding-right="0.55cm" loext:decorative="false"/>
    </style:style>
    <style:style style:name="gr60" style:family="graphic" style:parent-style-name="standard">
      <style:graphic-properties draw:stroke="none" draw:fill-color="#ff0000" draw:textarea-horizontal-align="justify" draw:textarea-vertical-align="middle" draw:auto-grow-height="false" fo:min-height="0.594cm" fo:min-width="0.36cm" loext:decorative="false"/>
    </style:style>
    <style:style style:name="gr61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726cm" fo:min-width="3.046cm" fo:padding-top="0.169cm" fo:padding-bottom="0.169cm" fo:padding-left="0.289cm" fo:padding-right="0.289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915cm" fo:min-width="2.846cm" fo:padding-top="0.169cm" fo:padding-bottom="0.169cm" fo:padding-left="0.289cm" fo:padding-right="0.289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726cm" fo:min-width="2.423cm" fo:padding-top="0.169cm" fo:padding-bottom="0.169cm" fo:padding-left="0.289cm" fo:padding-right="0.289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8.206cm" fo:min-width="0.479cm" fo:padding-top="0.178cm" fo:padding-bottom="0.178cm" fo:padding-left="0.303cm" fo:padding-right="0.303cm" loext:decorative="false"/>
    </style:style>
    <style:style style:name="gr65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7.834cm" fo:min-width="0.479cm" fo:padding-top="0.178cm" fo:padding-bottom="0.178cm" fo:padding-left="0.303cm" fo:padding-right="0.303cm" loext:decorative="false"/>
    </style:style>
    <style:style style:name="gr66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4.969cm" fo:min-width="0.455cm" fo:padding-top="0.178cm" fo:padding-bottom="0.178cm" fo:padding-left="0.303cm" fo:padding-right="0.303cm" loext:decorative="false"/>
    </style:style>
    <style:style style:name="gr67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4.614cm" fo:min-width="0.455cm" fo:padding-top="0.178cm" fo:padding-bottom="0.178cm" fo:padding-left="0.303cm" fo:padding-right="0.303cm" loext:decorative="false"/>
    </style:style>
    <style:style style:name="gr68" style:family="graphic" style:parent-style-name="standard">
      <style:graphic-properties svg:stroke-width="0.212cm" svg:stroke-color="#000000" draw:marker-start-width="0.516cm" draw:marker-end-width="0.516cm" draw:fill="gradient" draw:fill-gradient-name="Gradient_20_43" draw:textarea-horizontal-align="justify" draw:textarea-vertical-align="middle" draw:auto-grow-height="false" fo:min-height="4.295cm" fo:min-width="1.018cm" fo:padding-top="0.229cm" fo:padding-bottom="0.229cm" fo:padding-left="0.354cm" fo:padding-right="0.354cm" loext:decorative="false"/>
    </style:style>
    <style:style style:name="gr69" style:family="graphic" style:parent-style-name="standard">
      <style:graphic-properties svg:stroke-width="0.212cm" svg:stroke-color="#000000" draw:marker-start-width="0.516cm" draw:marker-end-width="0.516cm" draw:fill="gradient" draw:fill-gradient-name="Gradient_20_42" draw:textarea-horizontal-align="justify" draw:textarea-vertical-align="middle" draw:auto-grow-height="false" fo:min-height="4.295cm" fo:min-width="1.017cm" fo:padding-top="0.229cm" fo:padding-bottom="0.229cm" fo:padding-left="0.354cm" fo:padding-right="0.354cm" loext:decorative="false"/>
    </style:style>
    <style:style style:name="gr70" style:family="graphic" style:parent-style-name="standard">
      <style:graphic-properties svg:stroke-width="0.212cm" svg:stroke-color="#000000" draw:marker-start-width="0.516cm" draw:marker-end-width="0.516cm" draw:fill="gradient" draw:fill-gradient-name="Gradient_20_40" draw:textarea-horizontal-align="justify" draw:textarea-vertical-align="middle" draw:auto-grow-height="false" fo:min-height="4.295cm" fo:min-width="1.018cm" fo:padding-top="0.229cm" fo:padding-bottom="0.229cm" fo:padding-left="0.354cm" fo:padding-right="0.354cm" loext:decorative="false"/>
    </style:style>
    <style:style style:name="gr71" style:family="graphic" style:parent-style-name="standard">
      <style:graphic-properties svg:stroke-width="0.212cm" svg:stroke-color="#000000" draw:marker-start-width="0.516cm" draw:marker-end-width="0.516cm" draw:fill="gradient" draw:fill-gradient-name="Gradient_20_41" draw:textarea-horizontal-align="justify" draw:textarea-vertical-align="middle" draw:auto-grow-height="false" fo:min-height="4.295cm" fo:min-width="1.018cm" fo:padding-top="0.229cm" fo:padding-bottom="0.229cm" fo:padding-left="0.354cm" fo:padding-right="0.354cm" loext:decorative="false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73" style:family="graphic" style:parent-style-name="standard">
      <style:graphic-properties draw:fill-color="#000000" draw:textarea-horizontal-align="justify" draw:textarea-vertical-align="middle" draw:auto-grow-height="false" fo:min-height="0.174cm" fo:min-width="0cm" loext:decorative="false"/>
    </style:style>
    <style:style style:name="gr74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11.507cm" fo:min-width="0.418cm" fo:padding-top="0.178cm" fo:padding-bottom="0.178cm" fo:padding-left="0.303cm" fo:padding-right="0.303cm" loext:decorative="false"/>
    </style:style>
    <style:style style:name="gr75" style:family="graphic" style:parent-style-name="objectwithoutfill">
      <style:graphic-properties svg:stroke-width="0.212cm" svg:stroke-color="#000000" draw:marker-start-width="0.516cm" draw:marker-end-width="0.516cm" draw:fill="gradient" draw:fill-gradient-name="Gradient_20_34" draw:textarea-vertical-align="middle" draw:auto-grow-height="false" fo:min-height="9.759cm" fo:min-width="11.695cm" fo:padding-top="0.229cm" fo:padding-bottom="0.229cm" fo:padding-left="0.354cm" fo:padding-right="0.354cm" loext:decorative="false"/>
    </style:style>
    <style:style style:name="gr76" style:family="graphic" style:parent-style-name="standard">
      <style:graphic-properties draw:fill="none" loext:fill-use-slide-background="false" draw:textarea-horizontal-align="justify" draw:textarea-vertical-align="middle" draw:auto-grow-height="false" fo:min-height="8.781cm" fo:min-width="8.531cm" loext:decorative="false"/>
    </style:style>
    <style:style style:name="gr77" style:family="graphic" style:parent-style-name="objectwithoutfill">
      <style:graphic-properties svg:stroke-width="0.6cm" svg:stroke-color="#666666" draw:marker-start-width="1.101cm" draw:marker-end-width="1.101cm" draw:fill="solid" draw:textarea-vertical-align="middle" fo:padding-top="0.425cm" fo:padding-bottom="0.425cm" fo:padding-left="0.55cm" fo:padding-right="0.55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fill-gradient-name="gradient" draw:gradient-step-count="256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pen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pen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gradient" draw:fill-gradient-name="Gradient_20_1" draw:gradient-step-count="0"/>
      <style:paragraph-properties fo:text-align="center"/>
    </style:style>
    <style:style style:name="P9" style:family="paragraph">
      <loext:graphic-properties draw:fill="gradient" draw:fill-gradient-name="Gradient_20_3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gradient" draw:fill-gradient-name="Gradient_20_37"/>
      <style:paragraph-properties fo:text-align="center"/>
    </style:style>
    <style:style style:name="P12" style:family="paragraph">
      <loext:graphic-properties draw:fill="gradient" draw:fill-gradient-name="Gradient_20_38"/>
      <style:paragraph-properties fo:text-align="center"/>
    </style:style>
    <style:style style:name="P13" style:family="paragraph">
      <loext:graphic-properties draw:fill="gradient" draw:fill-gradient-name="Gradient_20_1"/>
      <style:paragraph-properties fo:text-align="center"/>
    </style:style>
    <style:style style:name="P14" style:family="paragraph">
      <loext:graphic-properties draw:fill-color="#861141"/>
      <style:paragraph-properties fo:text-align="center"/>
    </style:style>
    <style:style style:name="P15" style:family="paragraph">
      <loext:graphic-properties draw:fill="solid" draw:fill-color="#eeeeee" draw:gradient-step-count="256"/>
      <style:paragraph-properties fo:text-align="center"/>
    </style:style>
    <style:style style:name="P16" style:family="paragraph">
      <loext:graphic-properties draw:fill="gradient" draw:fill-gradient-name="Gradient_20_7" draw:gradient-step-count="256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eeeeee" draw:gradient-step-count="256"/>
      <style:paragraph-properties fo:text-align="center"/>
    </style:style>
    <style:style style:name="P19" style:family="paragraph">
      <loext:graphic-properties draw:fill="gradient" draw:fill-gradient-name="Gradient_20_27" draw:gradient-step-count="25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solid" draw:fill-color="#b4c7d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-color="#ffffff" draw:gradient-step-count="256"/>
      <style:paragraph-properties fo:text-align="center"/>
    </style:style>
    <style:style style:name="P23" style:family="paragraph">
      <loext:graphic-properties draw:fill="gradient" draw:fill-gradient-name="Gradient_20_22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gradient" draw:fill-gradient-name="Gradient_20_24"/>
      <style:paragraph-properties fo:text-align="center"/>
    </style:style>
    <style:style style:name="P26" style:family="paragraph">
      <loext:graphic-properties draw:fill="gradient" draw:fill-gradient-name="Gradient_20_17"/>
      <style:paragraph-properties fo:text-align="center"/>
    </style:style>
    <style:style style:name="P27" style:family="paragraph">
      <loext:graphic-properties draw:fill="gradient" draw:fill-gradient-name="Gradient_20_19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gradient" draw:fill-gradient-name="Gradient_20_14"/>
      <style:paragraph-properties fo:text-align="center"/>
    </style:style>
    <style:style style:name="P30" style:family="paragraph">
      <loext:graphic-properties draw:fill="none" draw:fill-color="#b7b3ca"/>
      <style:paragraph-properties fo:text-align="center"/>
    </style:style>
    <style:style style:name="P31" style:family="paragraph">
      <loext:graphic-properties draw:fill="gradient" draw:fill-color="#861141" draw:fill-gradient-name="Gradient_20_51" draw:gradient-step-count="0"/>
      <style:paragraph-properties fo:text-align="center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-color="#ff0000"/>
      <style:paragraph-properties fo:text-align="center"/>
    </style:style>
    <style:style style:name="P34" style:family="paragraph">
      <loext:graphic-properties draw:fill="solid" draw:fill-color="#ff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solid" draw:fill-color="#2a6099"/>
      <style:paragraph-properties fo:text-align="center"/>
    </style:style>
    <style:style style:name="P36" style:family="paragraph">
      <loext:graphic-properties draw:fill="gradient" draw:fill-gradient-name="Gradient_20_43"/>
      <style:paragraph-properties fo:text-align="center"/>
    </style:style>
    <style:style style:name="P37" style:family="paragraph">
      <loext:graphic-properties draw:fill="gradient" draw:fill-gradient-name="Gradient_20_42"/>
      <style:paragraph-properties fo:text-align="center"/>
    </style:style>
    <style:style style:name="P38" style:family="paragraph">
      <loext:graphic-properties draw:fill="gradient" draw:fill-gradient-name="Gradient_20_40"/>
      <style:paragraph-properties fo:text-align="center"/>
    </style:style>
    <style:style style:name="P39" style:family="paragraph">
      <loext:graphic-properties draw:fill="gradient" draw:fill-gradient-name="Gradient_20_41"/>
      <style:paragraph-properties fo:text-align="center"/>
    </style:style>
    <style:style style:name="P40" style:family="paragraph">
      <loext:graphic-properties draw:fill="gradient" draw:fill-gradient-name="Gradient_20_34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Open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9.8cm" svg:height="9.8cm" svg:x="17.4cm" svg:y="2.4cm">
          <text:p text:style-name="P1"><text:span text:style-name="T1">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draw:layer="layout" svg:width="6.6cm" svg:height="6.418cm" svg:x="16.2cm" svg:y="5.782cm">
          <text:p text:style-name="P3"><text:span text:style-name="T2">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style-name="gr3">
          <draw:custom-shape draw:style-name="gr4" draw:text-style-name="P2" draw:layer="layout" svg:width="5.879cm" svg:height="6.6cm" svg:x="8.921cm" svg:y="7.4cm">
            <text:p text:style-name="P1"><text:span text:style-name="T1">5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5" draw:text-style-name="P4" draw:layer="layout" svg:width="3.96cm" svg:height="4.322cm" svg:x="8.2cm" svg:y="9.678cm">
            <text:p text:style-name="P3"><text:span text:style-name="T2">f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7.4cm" svg:height="7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8cm" svg:y1="4.8cm" svg:x2="25cm" svg:y2="4.8cm">
          <text:p/>
        </draw:line>
        <draw:line draw:style-name="gr8" draw:text-style-name="P7" draw:layer="layout" svg:x1="18.8cm" svg:y1="11.025cm" svg:x2="25cm" svg:y2="11.025cm">
          <text:p/>
        </draw:line>
        <draw:line draw:style-name="gr8" draw:text-style-name="P7" draw:layer="layout" svg:x1="18.786cm" svg:y1="11.011cm" svg:x2="18.786cm" svg:y2="4.811cm">
          <text:p/>
        </draw:line>
        <draw:line draw:style-name="gr8" draw:text-style-name="P7" draw:layer="layout" svg:x1="25.011cm" svg:y1="11.011cm" svg:x2="25.011cm" svg:y2="4.811cm">
          <text:p/>
        </draw:line>
        <draw:custom-shape draw:style-name="gr9" draw:text-style-name="P8" draw:layer="layout" svg:width="12.402cm" svg:height="10.216cm" draw:transform="rotate (0.0523598775598299) translate (3.451cm 1.323cm)">
          <text:p/>
          <draw:enhanced-geometry svg:viewBox="0 0 21600 21600" draw:mirror-vertical="false" draw:mirror-horizontal="false" draw:text-areas="0 0 21600 21600" draw:type="circular-arrow" draw:modifiers="-151.483215371172 -9.28626850097441 7317.083054002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8" draw:layer="layout" svg:width="12.402cm" svg:height="10.216cm" draw:transform="rotate (0.0523598775598299) translate (4.08cm 3.331cm)">
          <text:p/>
          <draw:enhanced-geometry svg:viewBox="0 0 21600 21600" draw:mirror-vertical="true" draw:mirror-horizontal="true" draw:text-areas="0 0 21600 21600" draw:type="circular-arrow" draw:modifiers="-151.483215371172 -9.28626850097441 7317.083054002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1" draw:text-style-name="P6" draw:layer="layout" svg:width="13.6cm" svg:height="13.462cm" svg:x="26.4cm" svg:y="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7cm" svg:height="5.8cm" svg:x="14cm" svg:y="14.8cm">
          <text:p/>
          <draw:enhanced-geometry svg:viewBox="0 0 21600 21600" draw:mirror-horizontal="false" draw:mirror-vertical="fals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13.4cm" svg:height="4.685cm" svg:x="2.6cm" svg:y="1.4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4" draw:text-style-name="P11" draw:layer="layout" svg:width="9.715cm" svg:height="7.392cm" svg:x="3.918cm" svg:y="7.2cm">
          <text:p/>
          <draw:enhanced-geometry svg:viewBox="0 0 21600 21600" draw:mirror-horizontal="false" draw:mirror-vertical="tru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13.4cm" svg:height="4.685cm" svg:x="16.2cm" svg:y="1.73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5" draw:text-style-name="P12" draw:layer="layout" svg:width="9.715cm" svg:height="7.392cm" svg:x="17.518cm" svg:y="7.538cm">
          <text:p/>
          <draw:enhanced-geometry svg:viewBox="0 0 21600 21600" draw:mirror-horizontal="false" draw:mirror-vertical="fals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1" draw:text-style-name="P6" draw:layer="layout" svg:width="13.6cm" svg:height="13.462cm" svg:x="27.6cm" svg:y="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3.2cm" svg:height="4.005cm" svg:x="5.326cm" svg:y="5.88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6" draw:text-style-name="P13" draw:layer="layout" svg:width="3.345cm" svg:height="5.43cm" draw:transform="skewX (0.000174532925199356) rotate (0.743335728424385) translate (4.563cm 2.902cm)">
          <text:p/>
          <draw:enhanced-geometry svg:viewBox="0 0 21600 21600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3.344cm" svg:height="5.43cm" draw:transform="skewX (0.000174532925199383) rotate (0.743335728424385) translate (12.9cm 2.863cm)">
          <text:p/>
          <draw:enhanced-geometry svg:viewBox="0 0 21600 21600" draw:mirror-horizont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3.344cm" svg:height="5.43cm" draw:transform="skewX (0.000174532925199383) rotate (0.743335728424385) translate (4.6cm 10.773cm)">
          <text:p/>
          <draw:enhanced-geometry svg:viewBox="0 0 21600 21600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3" draw:layer="layout" svg:width="3.345cm" svg:height="5.43cm" draw:transform="skewX (0.000174532925199459) rotate (0.743161195499186) translate (12.864cm 10.862cm)">
          <text:p/>
          <draw:enhanced-geometry svg:viewBox="0 0 21600 21600" draw:mirror-horizontal="true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0" draw:layer="layout" svg:width="12.5cm" svg:height="4.005cm" svg:x="5.1cm" svg:y="7.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6" draw:text-style-name="P13" draw:layer="layout" svg:width="3.345cm" svg:height="5.43cm" draw:transform="skewX (0.000174532925199433) rotate (-1.5707963267949) translate (17.43cm 3.855cm)">
          <text:p/>
          <draw:enhanced-geometry svg:viewBox="0 0 21600 21600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3.344cm" svg:height="5.43cm" draw:transform="skewX (0.00279252680319093) rotate (-1.5706217938697) translate (10.601cm 3.8cm)">
          <text:p/>
          <draw:enhanced-geometry svg:viewBox="0 0 21600 21600" draw:mirror-horizont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9" draw:text-style-name="P7" draw:layer="layout" svg:x1="5cm" svg:y1="14.2cm" svg:x2="17.4cm" svg:y2="14.2cm">
          <text:p/>
        </draw:line>
        <draw:line draw:style-name="gr19" draw:text-style-name="P7" draw:layer="layout" svg:x1="4.6cm" svg:y1="1.2cm" svg:x2="17.4cm" svg:y2="1.2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4" draw:layer="layout" svg:width="7.6cm" svg:height="8cm" svg:x="15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.6cm" svg:height="2.387cm" svg:x="4.8cm" svg:y="8.88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21" draw:text-style-name="P13" draw:layer="layout" svg:width="2.736cm" svg:height="2.503cm" draw:transform="skewX (0.000872664625997165) translate (7.062cm 6.068cm)">
          <text:p/>
          <draw:enhanced-geometry svg:viewBox="0 0 21600 21600" draw:mirror-vertical="true" draw:text-areas="?f0 0 ?f2 ?f5" draw:type="down-arrow" draw:modifiers="9440.03808616996 5665.943238731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9" draw:text-style-name="P7" draw:layer="layout" svg:x1="10.633cm" svg:y1="13.562cm" svg:x2="12.346cm" svg:y2="13.562cm">
          <text:p/>
        </draw:line>
        <draw:line draw:style-name="gr19" draw:text-style-name="P7" draw:layer="layout" svg:x1="4.8cm" svg:y1="6cm" svg:x2="7.542cm" svg:y2="6cm">
          <text:p/>
        </draw:line>
        <draw:custom-shape draw:style-name="gr22" draw:text-style-name="P13" draw:layer="layout" svg:width="2.736cm" svg:height="2.505cm" svg:x="7.01cm" svg:y="11.122cm">
          <text:p/>
          <draw:enhanced-geometry svg:viewBox="0 0 21600 21600" draw:mirror-vertical="false" draw:text-areas="?f0 0 ?f2 ?f5" draw:type="down-arrow" draw:modifiers="9440.03808616996 5665.943238731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3" draw:text-style-name="P7" draw:layer="layout" svg:x1="15.6cm" svg:y1="1.4cm" svg:x2="23.6cm" svg:y2="1.4cm">
          <text:p/>
        </draw:line>
        <draw:line draw:style-name="gr24" draw:text-style-name="P7" draw:layer="layout" svg:x1="23.6cm" svg:y1="9.8cm" svg:x2="23.6cm" svg:y2="1.8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polygon draw:style-name="gr25" draw:text-style-name="P15" draw:layer="layout" svg:width="11.799cm" svg:height="11.299cm" svg:x="3.4cm" svg:y="1.5cm" svg:viewBox="0 0 11800 11300" draw:points="0,1300 0,11300 11800,11300 11800,1300 5800,1300 5000,0 1200,0">
          <text:p/>
        </draw:polygon>
        <draw:polygon draw:style-name="gr26" draw:text-style-name="P16" draw:layer="layout" svg:width="13.399cm" svg:height="7.199cm" svg:x="3.4cm" svg:y="5.6cm" svg:viewBox="0 0 13400 7200" draw:points="0,7200 12600,7200 13400,0 4000,0 3400,1600 1200,1600">
          <text:p/>
        </draw:polygon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draw:style-name="gr27">
          <draw:polygon draw:style-name="gr28" draw:text-style-name="P15" draw:layer="layout" svg:width="9.052cm" svg:height="9.11cm" svg:x="3.548cm" svg:y="3.689cm" svg:viewBox="0 0 9053 9111" draw:points="0,1048 0,9111 9053,9111 9053,1048 4450,1048 3836,0 921,0">
            <text:p/>
          </draw:polygon>
          <draw:polygon draw:style-name="gr29" draw:text-style-name="P16" draw:layer="layout" svg:width="10.28cm" svg:height="5.804cm" svg:x="3.548cm" svg:y="6.995cm" svg:viewBox="0 0 10281 5805" draw:points="0,5805 9667,5805 10281,0 3069,0 2609,1290 921,1290">
            <text:p/>
          </draw:polygon>
        </draw:g>
        <draw:path draw:style-name="gr30" draw:text-style-name="P17" draw:layer="layout" svg:width="8.089cm" svg:height="2.167cm" draw:transform="skewX (-0.0191986217719376) rotate (2.87577900851106) translate (12.4352405257034cm 13.0504713447116cm)" svg:viewBox="0 0 8090 2168" svg:d="M2798 2056c1186-83 2580-147 3682-577 1236-483 1684-1086 1600-1338-84-255-876-126-1798 83-922 211-6313 1799-6282 1902 32 106 2013-17 2798-70z">
          <text:p/>
        </draw:path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style-name="gr3">
          <draw:polygon draw:style-name="gr26" draw:text-style-name="P16" draw:layer="layout" svg:width="12.799cm" svg:height="12.799cm" svg:x="3.4cm" svg:y="1.6cm" svg:viewBox="0 0 12800 12800" draw:points="0,12800 12800,12800 12800,3151 9552,0 0,0">
            <text:p/>
          </draw:polygon>
          <draw:custom-shape draw:style-name="gr31" draw:text-style-name="P15" draw:layer="layout" svg:width="6.878cm" svg:height="1.97cm" svg:x="5.119cm" svg:y="2.97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8" draw:layer="layout" svg:width="9.266cm" svg:height="4.923cm" svg:x="5.024cm" svg:y="7.7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1" draw:text-style-name="P15" draw:layer="layout" svg:width="7.2cm" svg:height="2cm" svg:x="5.2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9.7cm" svg:height="5cm" svg:x="5.1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3" draw:text-style-name="P19" draw:layer="layout" svg:width="12.799cm" svg:height="12.799cm" svg:x="3.4cm" svg:y="1.6cm" svg:viewBox="0 0 12800 12800" draw:points="0,12800 12800,12800 12800,3151 9552,0 0,0">
          <text:p/>
        </draw:polygon>
        <draw:custom-shape draw:style-name="gr31" draw:text-style-name="P15" draw:layer="layout" svg:width="6.878cm" svg:height="1.97cm" svg:x="5.119cm" svg:y="2.9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9.266cm" svg:height="4.923cm" svg:x="5.024cm" svg:y="7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Simple 1" draw:style-name="gr34" draw:text-style-name="P21" draw:layer="layout" svg:width="3.896cm" svg:height="6.6cm" svg:x="9.504cm" svg:y="4.4cm">
          <text:p text:style-name="P20"><text:span text:style-name="T3">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2" draw:style-name="gr34" draw:text-style-name="P21" draw:layer="layout" svg:width="3.896cm" svg:height="6.6cm" svg:x="14.504cm" svg:y="4.2cm">
          <text:p text:style-name="P20"><text:span text:style-name="T3">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3" draw:style-name="gr34" draw:text-style-name="P21" draw:layer="layout" svg:width="3.896cm" svg:height="6.6cm" svg:x="19.2cm" svg:y="4cm">
          <text:p text:style-name="P20"><text:span text:style-name="T3">3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7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7">
          <draw:polygon draw:style-name="gr35" draw:text-style-name="P22" draw:layer="layout" svg:width="6.599cm" svg:height="7.799cm" svg:x="10.6cm" svg:y="1.4cm" svg:viewBox="0 0 6600 7800" draw:points="0,0 0,7800 6600,7800 6600,1600 4200,0">
            <text:p/>
          </draw:polygon>
          <draw:path draw:style-name="gr36" draw:text-style-name="P16" draw:layer="layout" svg:width="6.599cm" svg:height="7.799cm" svg:x="10.6cm" svg:y="1.4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8.1cm" svg:y="3.3cm" svg:viewBox="0 0 6600 7800" draw:points="0,0 0,7800 6600,7800 6600,1600 4200,0">
            <text:p/>
          </draw:polygon>
          <draw:path draw:style-name="gr36" draw:text-style-name="P16" draw:layer="layout" svg:width="6.599cm" svg:height="7.799cm" svg:x="8.1cm" svg:y="3.3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6cm" svg:y="5.6cm" svg:viewBox="0 0 6600 7800" draw:points="0,0 0,7800 6600,7800 6600,1600 4200,0">
            <text:p/>
          </draw:polygon>
          <draw:path draw:style-name="gr36" draw:text-style-name="P16" draw:layer="layout" svg:width="6.599cm" svg:height="7.799cm" svg:x="6cm" svg:y="5.6cm" svg:viewBox="0 0 6600 7800" svg:d="M0 0v7800h6600c0 0 0-4088 0-6200-1015 0-1636 539-2000 400-363-140-400-1391-400-2000-1184 0-4200 0-4200 0z">
            <text:p/>
          </draw:path>
        </draw:g>
        <draw:custom-shape draw:style-name="gr37" draw:text-style-name="P23" draw:layer="layout" svg:width="7cm" svg:height="5.8cm" svg:x="4cm" svg:y="8.4cm">
          <text:p/>
          <draw:enhanced-geometry svg:viewBox="0 0 21600 21600" draw:mirror-horizontal="false" draw:mirror-vertical="fals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5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7">
          <draw:polygon draw:style-name="gr35" draw:text-style-name="P22" draw:layer="layout" svg:width="6.599cm" svg:height="7.799cm" svg:x="10.4cm" svg:y="1.4cm" svg:viewBox="0 0 6600 7800" draw:points="0,0 0,7800 6600,7800 6600,1600 4200,0">
            <text:p/>
          </draw:polygon>
          <draw:path draw:style-name="gr36" draw:text-style-name="P16" draw:layer="layout" svg:width="6.599cm" svg:height="7.799cm" svg:x="10.4cm" svg:y="1.4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8.1cm" svg:y="3.3cm" svg:viewBox="0 0 6600 7800" draw:points="0,0 0,7800 6600,7800 6600,1600 4200,0">
            <text:p/>
          </draw:polygon>
          <draw:path draw:style-name="gr36" draw:text-style-name="P16" draw:layer="layout" svg:width="6.599cm" svg:height="7.799cm" svg:x="8.1cm" svg:y="3.3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6.2cm" svg:y="5.6cm" svg:viewBox="0 0 6600 7800" draw:points="0,0 0,7800 6600,7800 6600,1600 4200,0">
            <text:p/>
          </draw:polygon>
          <draw:path draw:style-name="gr36" draw:text-style-name="P16" draw:layer="layout" svg:width="6.599cm" svg:height="7.799cm" svg:x="6.2cm" svg:y="5.6cm" svg:viewBox="0 0 6600 7800" svg:d="M0 0v7800h6600c0 0 0-4088 0-6200-1015 0-1636 539-2000 400-363-140-400-1391-400-2000-1184 0-4200 0-4200 0z">
            <text:p/>
          </draw:path>
        </draw:g>
        <draw:custom-shape draw:style-name="gr38" draw:text-style-name="P25" draw:layer="layout" svg:width="7cm" svg:height="5.8cm" svg:x="3.9cm" svg:y="8.6cm">
          <text:p/>
          <draw:enhanced-geometry svg:viewBox="0 0 21600 21600" draw:mirror-horizontal="false" draw:mirror-vertical="tru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polygon draw:style-name="gr39" draw:text-style-name="P26" draw:layer="layout" svg:width="8.889cm" svg:height="5.17cm" draw:transform="skewX (-0.0376991118430774) rotate (-2.55167136641571) translate (13.0007562510184cm 9.62798756664956cm)" svg:viewBox="0 0 8890 5171" draw:points="338,5171 8890,4788 7859,0 0,3307">
            <text:p/>
          </draw:polygon>
          <draw:custom-shape draw:style-name="gr40" draw:text-style-name="P27" draw:layer="layout" svg:width="8.9cm" svg:height="8.551cm" svg:x="6.7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8" draw:layer="layout" svg:width="5.046cm" svg:height="1.102cm" svg:x="8.764cm" svg:y="4.7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8" draw:layer="layout" svg:width="1.147cm" svg:height="5.068cm" svg:x="10.714cm" svg:y="2.76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polygon draw:style-name="gr39" draw:text-style-name="P26" draw:layer="layout" svg:width="8.889cm" svg:height="5.17cm" draw:transform="skewX (-0.0376991118430774) rotate (-2.55167136641571) translate (25.4007562510184cm 10.2279875666496cm)" svg:viewBox="0 0 8890 5171" draw:points="338,5171 8890,4788 7859,0 0,3307">
            <text:p/>
          </draw:polygon>
          <draw:custom-shape draw:style-name="gr40" draw:text-style-name="P27" draw:layer="layout" svg:width="8.9cm" svg:height="8.551cm" svg:x="19.1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8" draw:layer="layout" svg:width="5.046cm" svg:height="1.102cm" svg:x="21.164cm" svg:y="5.34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5.8cm" svg:y="0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3" draw:text-style-name="P29" draw:layer="layout" svg:width="12.426cm" svg:height="13.258cm" draw:transform="skewX (0.0687659725285766) rotate (2.15146736893341) translate (9.92383034793737cm 13.8628859922739cm)" svg:viewBox="0 0 12427 13259" svg:d="M11 0c5973 32 9892 840 11745 3127 1854 2287-653 3836-1300 4257-646 420-5642 989-5642 989l85-2412-3229 4100 2906 3198 108-2221c0 0 4469-755 5647-2081s897-3568-678-4969c-1575-1402-4618-1660-9653-1929z">
          <text:p/>
        </draw:path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13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7">
          <draw:polygon draw:style-name="gr35" draw:text-style-name="P22" draw:layer="layout" svg:width="9.879cm" svg:height="12.599cm" svg:x="7.91cm" svg:y="0.7cm" svg:viewBox="0 0 9880 12600" draw:points="0,0 0,12600 9880,12600 9880,2585 6288,0">
            <text:p/>
          </draw:polygon>
          <draw:path draw:style-name="gr36" draw:text-style-name="P16" draw:layer="layout" svg:width="9.879cm" svg:height="12.599cm" svg:x="7.91cm" svg:y="0.7cm" svg:viewBox="0 0 9880 12600" svg:d="M0 0v12600h9880c0 0 0-6604 0-10015-1519 0-2449 870-2994 646-543-226-598-2247-598-3231-1773 0-6288 0-6288 0z">
            <text:p/>
          </draw:path>
          <draw:frame draw:style-name="gr44" draw:text-style-name="P10" draw:layer="layout" svg:width="10.1cm" svg:height="3.619cm" svg:x="7.8cm" svg:y="7.318cm">
            <draw:image xlink:href="Pictures/10000001000001620000008BDD3D8C8F.png" xlink:type="simple" xlink:show="embed" xlink:actuate="onLoad" draw:mime-type="image/png">
              <text:p/>
            </draw:image>
          </draw:frame>
        </draw:g>
        <draw:line draw:style-name="gr19" draw:text-style-name="P7" draw:layer="layout" svg:x1="6cm" svg:y1="0.8cm" svg:x2="6cm" svg:y2="13.4cm">
          <text:p/>
        </draw:line>
        <draw:line draw:style-name="gr19" draw:text-style-name="P7" draw:layer="layout" svg:x1="19cm" svg:y1="1cm" svg:x2="19cm" svg:y2="13cm">
          <text:p/>
        </draw:lin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path draw:style-name="gr45" draw:text-style-name="P17" draw:layer="layout" svg:width="9.937cm" svg:height="6.059cm" draw:transform="rotate (2.65167873255498) translate (15.3483000296639cm 17.7474964278919cm)" svg:viewBox="0 0 9938 6060" svg:d="M0 6060c4612-1552 6139-1664 7894-2623 1756-959 3718-4929-379-2836-1615 798-1985 1377-7515 5459z">
          <text:p/>
        </draw:path>
        <draw:line draw:style-name="gr46" draw:text-style-name="P7" draw:layer="layout" svg:x1="6.242cm" svg:y1="1cm" svg:x2="6.242cm" svg:y2="13.962cm">
          <text:p/>
        </draw:line>
        <draw:line draw:style-name="gr19" draw:text-style-name="P7" draw:layer="layout" svg:x1="5.4cm" svg:y1="9.388cm" svg:x2="18cm" svg:y2="9.388cm">
          <text:p/>
        </draw:line>
        <draw:path draw:style-name="gr47" draw:text-style-name="P10" draw:layer="layout" svg:width="11.323cm" svg:height="7.992cm" draw:transform="skewX (-8.23182378423436E-017) rotate (2.65167873255498) translate (14.0810526499272cm 13.6236768536288cm)" svg:viewBox="0 0 11324 7993" svg:d="M0 7053c7894-2623 9918 1511 11118 871 1199-639-3176-8506-4332-7890-1155 616-1880 3043-6786 7019z">
          <text:p/>
        </draw:path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5.27cm" svg:y="0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13.563cm" svg:height="13.563cm" svg:x="5.346cm" svg:y="0.303cm">
          <draw:image xlink:href="Pictures/10000001000000800000008096ADBE4B.png" xlink:type="simple" xlink:show="embed" xlink:actuate="onLoad" draw:mime-type="image/png">
            <text:p/>
          </draw:image>
        </draw:frame>
        <draw:path draw:style-name="gr49" draw:text-style-name="P30" draw:layer="layout" svg:width="11.394cm" svg:height="13.078cm" draw:transform="skewX (-4.9991771437123E-017) rotate (2.65167873255498) translate (15.2000930854927cm 14.6647874287037cm)" svg:viewBox="0 0 11395 13079" svg:d="M4590 10247c216 1848-2013 3964 58 2122s1444-689 3080-2733c1637-2045 1982-5418 3500-8245 1519-2827-7741-642-10644 416-2903 1057 5977-761 5711 907-267 1669-1921 5686-1705 7533z">
          <text:p text:style-name="P6"><text:s/></text:p>
          <text:p text:style-name="P6"/>
        </draw:path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0" draw:text-style-name="P14" draw:layer="layout" svg:width="7.918cm" svg:height="8cm" svg:x="15.482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5.449cm" svg:y1="1.379cm" svg:x2="23.449cm" svg:y2="1.379cm">
          <text:p/>
        </draw:line>
        <draw:line draw:style-name="gr24" draw:text-style-name="P7" draw:layer="layout" svg:x1="23.62cm" svg:y1="9.568cm" svg:x2="23.62cm" svg:y2="1.568cm">
          <text:p/>
        </draw:line>
        <draw:line draw:style-name="gr24" draw:text-style-name="P7" draw:layer="layout" svg:x1="15.477cm" svg:y1="9.811cm" svg:x2="23.477cm" svg:y2="9.811cm">
          <text:p/>
        </draw:line>
        <draw:path draw:style-name="gr8" draw:text-style-name="P7" draw:layer="layout" svg:width="7.273cm" svg:height="1.852cm" draw:transform="skewX (0.00628318530717962) rotate (2.88991617545221) translate (9.2708299555672cm 5.16583670408411cm)" svg:viewBox="0 0 7274 1853" svg:d="M2514 1756c1066-71 2318-127 3309-494 1112-413 1516-927 1442-1142-75-217-787-107-1616 72-829 180-5677 1538-5649 1626 28 90 1808-16 2514-62z">
          <text:p/>
        </draw:path>
        <draw:custom-shape draw:style-name="gr51" draw:text-style-name="P31" draw:layer="layout" svg:width="10.866cm" svg:height="10.866cm" svg:x="2.852cm" svg:y="4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2" draw:text-style-name="P32" draw:layer="layout" svg:width="8.378cm" svg:height="3.368cm" draw:transform="skewX (-0.258308729295161) rotate (2.73021854889473) translate (11.9366822999891cm 13.6760302862343cm)" svg:viewBox="0 0 8379 3369" svg:d="M6711 1981c968-533 1719-1402 1665-1824-49-388-1441 17-2379 405-1024 424-4940 2316-5997 2807 1780-202 4577-214 6711-1388z">
          <text:p/>
        </draw:path>
        <draw:path draw:style-name="gr53" draw:text-style-name="P17" draw:layer="layout" svg:width="8.378cm" svg:height="3.368cm" draw:transform="skewX (-0.258308729295161) rotate (2.73021854889473) translate (22.3186822999891cm 15.4100302862343cm)" svg:viewBox="0 0 8379 3369" svg:d="M6711 1981c968-533 1719-1402 1665-1824-49-388-1441 17-2379 405-1024 424-4940 2316-5997 2807 1780-202 4577-214 6711-1388z">
          <text:p/>
        </draw:path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46" draw:text-style-name="P7" draw:layer="layout" svg:x1="6.2cm" svg:y1="0.638cm" svg:x2="6.2cm" svg:y2="13.6cm">
          <text:p/>
        </draw:line>
        <draw:line draw:style-name="gr19" draw:text-style-name="P7" draw:layer="layout" svg:x1="5.4cm" svg:y1="9.388cm" svg:x2="18cm" svg:y2="9.388cm">
          <text:p/>
        </draw:line>
        <draw:path draw:style-name="gr54" draw:text-style-name="P7" draw:layer="layout" svg:width="11.789cm" svg:height="9.919cm" draw:transform="rotate (-2.61345602193631) translate (21.4768690275021cm 8.58791990899652cm)" svg:viewBox="0 0 11790 9920" svg:d="M0 8090c5456 2952 9905 2074 11344-791 1440-2865-849-4895-3382-7299">
          <text:p/>
        </draw:path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20" draw:text-style-name="P14" draw:layer="layout" svg:width="7.6cm" svg:height="8cm" svg:x="19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7cm" svg:y1="4.6cm" svg:x2="20.4cm" svg:y2="4.6cm">
          <text:p/>
        </draw:line>
        <draw:line draw:style-name="gr24" draw:text-style-name="P7" draw:layer="layout" svg:x1="27cm" svg:y1="11.8cm" svg:x2="27cm" svg:y2="3.8cm">
          <text:p/>
        </draw:line>
        <draw:line draw:style-name="gr55" draw:text-style-name="P7" draw:layer="layout" svg:x1="8.8cm" svg:y1="4.2cm" svg:x2="8.8cm" svg:y2="11.8cm">
          <text:p/>
        </draw:line>
        <draw:line draw:style-name="gr56" draw:text-style-name="P7" draw:layer="layout" svg:x1="5cm" svg:y1="10.687cm" svg:x2="12.6cm" svg:y2="10.687cm">
          <text:p/>
        </draw:line>
        <draw:path draw:style-name="gr57" draw:text-style-name="P7" draw:layer="layout" svg:width="6.799cm" svg:height="4.499cm" svg:x="5.4cm" svg:y="5.1cm" svg:viewBox="0 0 6800 4500" svg:d="M0 4500c224-2627 1388-4500 3400-4500s3176 1873 3400 4500">
          <text:p/>
        </draw:path>
        <draw:line draw:style-name="gr23" draw:text-style-name="P7" draw:layer="layout" svg:x1="17cm" svg:y1="2cm" svg:x2="20.2cm" svg:y2="2cm">
          <text:p/>
        </draw:line>
        <draw:line draw:style-name="gr23" draw:text-style-name="P7" draw:layer="layout" svg:x1="13.8cm" svg:y1="2cm" svg:x2="17cm" svg:y2="2cm">
          <text:p/>
        </draw:line>
        <draw:line draw:style-name="gr23" draw:text-style-name="P7" draw:layer="layout" svg:x1="13.6cm" svg:y1="4.6cm" svg:x2="17cm" svg:y2="4.6cm">
          <text:p/>
        </draw:lin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path draw:style-name="gr57" draw:text-style-name="P7" draw:layer="layout" svg:width="6.399cm" svg:height="5.599cm" svg:x="4.8cm" svg:y="5.2cm" svg:viewBox="0 0 6400 5600" svg:d="M0 5600c800-400 1200-5600 2200-5600s1047 4891 4200 5000">
          <text:p/>
        </draw:path>
        <draw:custom-shape draw:style-name="gr20" draw:text-style-name="P14" draw:layer="layout" svg:width="7.6cm" svg:height="8cm" svg:x="19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8.2cm" svg:y1="2.6cm" svg:x2="26.2cm" svg:y2="2.6cm">
          <text:p/>
        </draw:line>
        <draw:line draw:style-name="gr24" draw:text-style-name="P7" draw:layer="layout" svg:x1="27cm" svg:y1="11.8cm" svg:x2="27cm" svg:y2="3.8cm">
          <text:p/>
        </draw:line>
        <draw:line draw:style-name="gr55" draw:text-style-name="P7" draw:layer="layout" svg:x1="4.8cm" svg:y1="4.6cm" svg:x2="4.8cm" svg:y2="12.2cm">
          <text:p/>
        </draw:line>
        <draw:line draw:style-name="gr56" draw:text-style-name="P7" draw:layer="layout" svg:x1="3.6cm" svg:y1="11.287cm" svg:x2="11.2cm" svg:y2="11.287cm">
          <text:p/>
        </draw:lin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path draw:style-name="gr58" draw:text-style-name="P7" draw:layer="layout" svg:width="5.999cm" svg:height="4.686cm" svg:x="5cm" svg:y="6.6cm" svg:viewBox="0 0 6000 4687" svg:d="M0 4687c600-2400 600-2487 1600-3487s2800-1200 4400-1200">
          <text:p/>
        </draw:path>
        <draw:path draw:style-name="gr57" draw:text-style-name="P7" draw:layer="layout" svg:width="6.399cm" svg:height="6.086cm" svg:x="4.8cm" svg:y="5.2cm" svg:viewBox="0 0 6400 6087" svg:d="M0 6087c600-2400 400-3887 1400-4887s3400-1200 5000-1200">
          <text:p/>
        </draw:path>
        <draw:custom-shape draw:style-name="gr20" draw:text-style-name="P14" draw:layer="layout" svg:width="7.6cm" svg:height="8cm" svg:x="19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8.2cm" svg:y1="2.6cm" svg:x2="26.2cm" svg:y2="2.6cm">
          <text:p/>
        </draw:line>
        <draw:line draw:style-name="gr24" draw:text-style-name="P7" draw:layer="layout" svg:x1="27cm" svg:y1="11.8cm" svg:x2="27cm" svg:y2="3.8cm">
          <text:p/>
        </draw:line>
        <draw:line draw:style-name="gr55" draw:text-style-name="P7" draw:layer="layout" svg:x1="4.8cm" svg:y1="4.6cm" svg:x2="4.8cm" svg:y2="12.2cm">
          <text:p/>
        </draw:line>
        <draw:line draw:style-name="gr56" draw:text-style-name="P7" draw:layer="layout" svg:x1="3.6cm" svg:y1="11.287cm" svg:x2="11.2cm" svg:y2="11.287cm">
          <text:p/>
        </draw:lin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line draw:style-name="gr46" draw:text-style-name="P7" draw:layer="layout" svg:x1="6.242cm" svg:y1="1cm" svg:x2="6.242cm" svg:y2="13.962cm">
          <text:p/>
        </draw:line>
        <draw:line draw:style-name="gr19" draw:text-style-name="P7" draw:layer="layout" svg:x1="5.4cm" svg:y1="9.388cm" svg:x2="18cm" svg:y2="9.388cm">
          <text:p/>
        </draw:line>
        <draw:path draw:style-name="gr59" draw:text-style-name="P7" draw:layer="layout" svg:width="10.551cm" svg:height="10.23cm" svg:x="6.8cm" svg:y="2.179cm" svg:viewBox="0 0 10552 10231" svg:d="M0 10013c361-3461 480-10013 1308-10013s1118 10247 1841 10231c722-16 984-8287 1525-8287 542 0 985 6760 1526 6760 542 0 984-5233 1526-5233s729 3925 1090 3925 648-2606 1013-2650c366-43 416 905 723 2650">
          <text:p/>
        </draw:path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11" draw:text-style-name="P6" draw:layer="layout" svg:width="13.6cm" svg:height="13.462cm" svg:x="21.4cm" svg:y="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7" draw:layer="layout" svg:x1="15.8cm" svg:y1="2.038cm" svg:x2="15.8cm" svg:y2="15cm">
          <text:p/>
        </draw:line>
        <draw:line draw:style-name="gr19" draw:text-style-name="P7" draw:layer="layout" svg:x1="5cm" svg:y1="9cm" svg:x2="17.8cm" svg:y2="9cm">
          <text:p/>
        </draw:line>
        <draw:g draw:style-name="gr3">
          <draw:custom-shape draw:style-name="gr60" draw:text-style-name="P33" draw:layer="layout" svg:width="1.214cm" svg:height="1.192cm" svg:x="13.096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1.214cm" svg:height="1.192cm" svg:x="14.386cm" svg:y="8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1.214cm" svg:height="1.192cm" svg:x="13.311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1.214cm" svg:height="1.192cm" svg:x="6cm" svg:y="8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11" draw:text-style-name="P6" draw:layer="layout" svg:width="13.6cm" svg:height="13.462cm" svg:x="22.4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" draw:style-name="gr61" draw:text-style-name="P34" draw:layer="layout" svg:width="3.623cm" svg:height="3.064cm" svg:x="7.2cm" svg:y="11.736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4" draw:style-name="gr62" draw:text-style-name="P34" draw:layer="layout" svg:width="3.423cm" svg:height="3.252cm" svg:x="16.8cm" svg:y="11.548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5" draw:style-name="gr63" draw:text-style-name="P34" draw:layer="layout" svg:width="3cm" svg:height="3.064cm" svg:x="6.998cm" svg:y="1.4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4" draw:text-style-name="P35" draw:layer="layout" svg:width="3.002cm" svg:height="9.2cm" draw:transform="rotate (-1.5707963267949) translate (20.2cm 8.6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35" draw:layer="layout" svg:width="3.002cm" svg:height="8.8cm" svg:x="9.998cm" svg:y="1.8cm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11" draw:text-style-name="P6" draw:layer="layout" svg:width="13.6cm" svg:height="13.462cm" svg:x="22.4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6" draw:style-name="gr61" draw:text-style-name="P34" draw:layer="layout" svg:width="3.623cm" svg:height="3.064cm" svg:x="16.377cm" svg:y="11.602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7" draw:style-name="gr62" draw:text-style-name="P34" draw:layer="layout" svg:width="3.423cm" svg:height="3.252cm" svg:x="7.577cm" svg:y="11.548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8" draw:style-name="gr63" draw:text-style-name="P34" draw:layer="layout" svg:width="3cm" svg:height="3.064cm" svg:x="6.998cm" svg:y="1.4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4" draw:text-style-name="P35" draw:layer="layout" svg:width="3.002cm" svg:height="9.2cm" draw:transform="rotate (-1.5707963267949) translate (20.2cm 8.6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35" draw:layer="layout" svg:width="3.002cm" svg:height="8.8cm" svg:x="9.998cm" svg:y="1.8cm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11" draw:text-style-name="P6" draw:layer="layout" svg:width="13.6cm" svg:height="13.462cm" svg:x="25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9" draw:style-name="gr61" draw:text-style-name="P34" draw:layer="layout" svg:width="3.623cm" svg:height="3.064cm" svg:x="6.377cm" svg:y="11.726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1" draw:style-name="gr63" draw:text-style-name="P34" draw:layer="layout" svg:width="3cm" svg:height="3.064cm" svg:x="6.6cm" svg:y="1.4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4" draw:text-style-name="P35" draw:layer="layout" svg:width="3.002cm" svg:height="9.2cm" draw:transform="rotate (-1.5707963267949) translate (19.8cm 4.5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35" draw:layer="layout" svg:width="3.002cm" svg:height="8.8cm" draw:transform="rotate (-3.14159265358979) translate (12.602cm 14.3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imple 10" draw:style-name="gr62" draw:text-style-name="P34" draw:layer="layout" svg:width="3.423cm" svg:height="3.252cm" svg:x="16.2cm" svg:y="1.4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11" draw:text-style-name="P6" draw:layer="layout" svg:width="13.6cm" svg:height="13.462cm" svg:x="24.8cm" svg:y="6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12" draw:style-name="gr61" draw:text-style-name="P34" draw:layer="layout" svg:width="3.623cm" svg:height="3.064cm" svg:x="8.6cm" svg:y="11.336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3" draw:style-name="gr62" draw:text-style-name="P34" draw:layer="layout" svg:width="3.423cm" svg:height="3.252cm" svg:x="18.4cm" svg:y="8.748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4" draw:style-name="gr63" draw:text-style-name="P34" draw:layer="layout" svg:width="3cm" svg:height="3.064cm" svg:x="9.445cm" svg:y="1.142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6" draw:text-style-name="P35" draw:layer="layout" svg:width="3.002cm" svg:height="6.018cm" draw:transform="rotate (-1.5707963267949) translate (19.8cm 6cm)">
          <text:p/>
          <draw:enhanced-geometry svg:viewBox="0 0 21600 21600" draw:mirror-horizontal="false" draw:mirror-vertical="false" draw:text-areas="?f0 ?f7 ?f2 21600" draw:type="up-arrow" draw:modifiers="7053.92418579819 6984.215784215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35" draw:layer="layout" svg:width="3.002cm" svg:height="5.618cm" svg:x="12.49cm" svg:y="2.292cm">
          <text:p/>
          <draw:enhanced-geometry svg:viewBox="0 0 21600 21600" draw:mirror-horizontal="false" draw:mirror-vertical="false" draw:text-areas="?f0 ?f7 ?f2 21600" draw:type="up-arrow" draw:modifiers="7053.92418579819 6984.215784215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35" draw:layer="layout" svg:width="3.002cm" svg:height="5.618cm" draw:transform="rotate (2.35619449019235) translate (11.405cm 12.2cm)">
          <text:p/>
          <draw:enhanced-geometry svg:viewBox="0 0 21600 21600" draw:mirror-horizontal="false" draw:mirror-vertical="false" draw:text-areas="?f0 ?f7 ?f2 21600" draw:type="up-arrow" draw:modifiers="7053.92418579819 6984.215784215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1" draw:text-style-name="P6" draw:layer="layout" svg:width="13.6cm" svg:height="13.462cm" svg:x="23.4cm" svg:y="0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6" draw:layer="layout" svg:width="3.66cm" svg:height="5.941cm" draw:transform="skewX (0.000174532925199312) rotate (0.743335728424385) translate (4.6cm 3.677cm)">
          <text:p/>
          <draw:enhanced-geometry svg:viewBox="0 0 21600 21600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7" draw:layer="layout" svg:width="3.659cm" svg:height="5.941cm" draw:transform="skewX (0.000174532925199421) rotate (0.743335728424385) translate (11cm 3.625cm)">
          <text:p/>
          <draw:enhanced-geometry svg:viewBox="0 0 21600 21600" draw:mirror-horizont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8" draw:layer="layout" svg:width="3.66cm" svg:height="5.941cm" draw:transform="skewX (0.000349065850398912) rotate (0.743510261349584) translate (4.686cm 10.025cm)">
          <text:p/>
          <draw:enhanced-geometry svg:viewBox="0 0 21600 21600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9" draw:layer="layout" svg:width="3.66cm" svg:height="5.942cm" draw:transform="skewX (0.000174532925199501) rotate (0.742986662573986) translate (11cm 10.002cm)">
          <text:p/>
          <draw:enhanced-geometry svg:viewBox="0 0 21600 21600" draw:mirror-horizontal="true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28" draw:layer="layout" svg:width="0.321cm" svg:height="0.35cm" svg:x="4.6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8" draw:layer="layout" svg:width="0.6cm" svg:height="0.6cm" svg:x="17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11" draw:text-style-name="P6" draw:layer="layout" svg:width="13.6cm" svg:height="13.462cm" svg:x="23.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5" draw:layer="layout" svg:width="3cm" svg:height="12.6cm" svg:x="10.6cm" svg:y="1.2cm">
          <text:p/>
          <draw:enhanced-geometry svg:viewBox="0 0 21600 21600" draw:mirror-horizontal="false" draw:mirror-vertical="false" draw:text-areas="?f0 ?f7 ?f2 21600" draw:type="up-arrow" draw:modifiers="3707.31379628852 7113.6863136863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5" draw:text-style-name="P40" draw:layer="layout" svg:width="11.599cm" svg:height="9.671cm" draw:transform="skewX (-0.0970403064108847) rotate (2.62759318887746) translate (15.2062679083864cm 16.0276637480412cm)" svg:viewBox="0 0 11600 9672" svg:d="M10914 5292l686-2109-1781-3183c0 0 202 1416 446 1938-1220-435-3578-915-5882 319-2303 1234-2979 3553-3223 4772-491-1044-1160-1992-1160-1992l1128 3751 2416 884c0 0-962-1227-1477-1822 266-796 1126-2998 3096-4052 1969-1054 3951-808 5254-199 135 798 497 1693 497 1693z">
          <text:p/>
        </draw:path>
        <draw:line draw:style-name="gr19" draw:text-style-name="P7" draw:layer="layout" svg:x1="5.6cm" svg:y1="14.2cm" svg:x2="18.6cm" svg:y2="14.2cm">
          <text:p/>
        </draw:line>
        <draw:line draw:style-name="gr19" draw:text-style-name="P7" draw:layer="layout" svg:x1="5.8cm" svg:y1="14.4cm" svg:x2="5.8cm" svg:y2="1.4cm">
          <text:p/>
        </draw:line>
        <draw:custom-shape draw:name="Simple 15" draw:style-name="gr63" draw:text-style-name="P34" draw:layer="layout" svg:width="3cm" svg:height="3.064cm" svg:x="13.6cm" svg:y="1.336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11" draw:text-style-name="P6" draw:layer="layout" svg:width="13.6cm" svg:height="13.462cm" svg:x="23.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74" draw:text-style-name="P35" draw:layer="layout" svg:width="3cm" svg:height="12.6cm" draw:transform="rotate (-1.5707963267949) translate (18.7cm 6cm)">
            <text:p/>
            <draw:enhanced-geometry svg:viewBox="0 0 21600 21600" draw:mirror-horizontal="false" draw:mirror-vertical="false" draw:text-areas="?f0 ?f7 ?f2 21600" draw:type="up-arrow" draw:modifiers="3707.31379628852 7113.6863136863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ath draw:style-name="gr75" draw:text-style-name="P40" draw:layer="layout" svg:width="11.599cm" svg:height="9.671cm" draw:transform="skewX (-0.0970403064108848) rotate (1.05679686208257) translate (3.87233625195858cm 10.6062679083864cm)" svg:viewBox="0 0 11600 9672" svg:d="M10914 5292l686-2109-1781-3183c0 0 202 1416 446 1938-1220-435-3578-915-5882 319-2303 1234-2979 3553-3223 4772-491-1044-1160-1992-1160-1992l1128 3751 2416 884c0 0-962-1227-1477-1822 266-796 1126-2998 3096-4052 1969-1054 3951-808 5254-199 135 798 497 1693 497 1693z">
            <text:p/>
          </draw:path>
        </draw:g>
        <draw:line draw:style-name="gr19" draw:text-style-name="P7" draw:layer="layout" svg:x1="5.6cm" svg:y1="14.2cm" svg:x2="18.6cm" svg:y2="14.2cm">
          <text:p/>
        </draw:line>
        <draw:line draw:style-name="gr19" draw:text-style-name="P7" draw:layer="layout" svg:x1="15.5cm" svg:y1="1.3cm" svg:x2="18.5cm" svg:y2="1.3cm">
          <text:p/>
        </draw:lin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76" draw:text-style-name="P10" draw:layer="layout" svg:width="9.031cm" svg:height="9.031cm" svg:x="1.334cm" svg:y="0.817cm">
          <text:p/>
          <draw:enhanced-geometry svg:viewBox="0 0 21600 21600" draw:type="rectangle" draw:enhanced-path="M 0 0 L 21600 0 21600 21600 0 21600 0 0 Z N"/>
        </draw:custom-shape>
        <draw:line draw:style-name="gr77" draw:text-style-name="P7" draw:layer="layout" svg:x1="17.313cm" svg:y1="3.399cm" svg:x2="8.282cm" svg:y2="12.43cm">
          <text:p/>
        </draw:line>
        <draw:line draw:style-name="gr77" draw:text-style-name="P7" draw:layer="layout" svg:x1="17.553cm" svg:y1="5.249cm" svg:x2="10.067cm" svg:y2="12.692cm">
          <text:p/>
        </draw:line>
        <draw:line draw:style-name="gr77" draw:text-style-name="P7" draw:layer="layout" svg:x1="17.596cm" svg:y1="7.336cm" svg:x2="12.154cm" svg:y2="12.713cm">
          <text:p/>
        </draw:line>
        <draw:line draw:style-name="gr77" draw:text-style-name="P7" draw:layer="layout" svg:x1="17.532cm" svg:y1="9.379cm" svg:x2="14.24cm" svg:y2="12.627cm">
          <text:p/>
        </draw:line>
        <draw:line draw:style-name="gr77" draw:text-style-name="P7" draw:layer="layout" svg:x1="17.639cm" svg:y1="11.337cm" svg:x2="16.09cm" svg:y2="12.756cm">
          <text:p/>
        </draw:lin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 Sans Extrabold" svg:font-family="'Open Sans Extrabold'" style:font-family-generic="swiss" style:font-pitch="variable"/>
    <style:font-face style:name="Roboto" svg:font-family="Roboto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b4c7dc" draw:end-color="#2a6099" draw:start-intensity="100%" draw:end-intensity="100%" draw:angle="0deg" draw:border="0%">
      <loext:gradient-stop svg:offset="0" loext:color-type="rgb" loext:color-value="#b4c7dc"/>
      <loext:gradient-stop svg:offset="1" loext:color-type="rgb" loext:color-value="#2a6099"/>
    </draw:gradient>
    <draw:gradient draw:name="Gradient_20_14" draw:display-name="Gradient 14" draw:style="axial" draw:start-color="#ffffff" draw:end-color="#000000" draw:start-intensity="100%" draw:end-intensity="100%" draw:angle="30deg" draw:border="0%">
      <loext:gradient-stop svg:offset="0" loext:color-type="rgb" loext:color-value="#ffffff"/>
      <loext:gradient-stop svg:offset="1" loext:color-type="rgb" loext:color-value="#000000"/>
    </draw:gradient>
    <draw:gradient draw:name="Gradient_20_17" draw:display-name="Gradient 17" draw:style="linear" draw:start-color="#1c1c1c" draw:end-color="#ffffff" draw:start-intensity="100%" draw:end-intensity="100%" draw:angle="30deg" draw:border="0%">
      <loext:gradient-stop svg:offset="0" loext:color-type="rgb" loext:color-value="#1c1c1c"/>
      <loext:gradient-stop svg:offset="1" loext:color-type="rgb" loext:color-value="#ffffff"/>
    </draw:gradient>
    <draw:gradient draw:name="Gradient_20_19" draw:display-name="Gradient 19" draw:style="linear" draw:start-color="#81aca6" draw:end-color="#ffffff" draw:start-intensity="100%" draw:end-intensity="100%" draw:angle="30deg" draw:border="0%">
      <loext:gradient-stop svg:offset="0" loext:color-type="rgb" loext:color-value="#81aca6"/>
      <loext:gradient-stop svg:offset="1" loext:color-type="rgb" loext:color-value="#ffffff"/>
    </draw:gradient>
    <draw:gradient draw:name="Gradient_20_22" draw:display-name="Gradient 22" draw:style="linear" draw:start-color="#069a2e" draw:end-color="#ffffff" draw:start-intensity="100%" draw:end-intensity="100%" draw:angle="0deg" draw:border="0%">
      <loext:gradient-stop svg:offset="0" loext:color-type="rgb" loext:color-value="#069a2e"/>
      <loext:gradient-stop svg:offset="1" loext:color-type="rgb" loext:color-value="#ffffff"/>
    </draw:gradient>
    <draw:gradient draw:name="Gradient_20_24" draw:display-name="Gradient 24" draw:style="linear" draw:start-color="#ff0000" draw:end-color="#ffffff" draw:start-intensity="100%" draw:end-intensity="100%" draw:angle="180deg" draw:border="0%">
      <loext:gradient-stop svg:offset="0" loext:color-type="rgb" loext:color-value="#ff0000"/>
      <loext:gradient-stop svg:offset="1" loext:color-type="rgb" loext:color-value="#ffffff"/>
    </draw:gradient>
    <draw:gradient draw:name="Gradient_20_27" draw:display-name="Gradient 27" draw:style="linear" draw:start-color="#ff3838" draw:end-color="#dee6ef" draw:start-intensity="100%" draw:end-intensity="100%" draw:angle="180deg" draw:border="0%">
      <loext:gradient-stop svg:offset="0" loext:color-type="rgb" loext:color-value="#ff3838"/>
      <loext:gradient-stop svg:offset="1" loext:color-type="rgb" loext:color-value="#dee6ef"/>
    </draw:gradient>
    <draw:gradient draw:name="Gradient_20_34" draw:display-name="Gradient 34" draw:style="radial" draw:cx="50%" draw:cy="50%" draw:start-color="#ffffff" draw:end-color="#000000" draw:start-intensity="100%" draw:end-intensity="100%" draw:border="0%">
      <loext:gradient-stop svg:offset="0" loext:color-type="rgb" loext:color-value="#ffffff"/>
      <loext:gradient-stop svg:offset="1" loext:color-type="rgb" loext:color-value="#000000"/>
    </draw:gradient>
    <draw:gradient draw:name="Gradient_20_35" draw:display-name="Gradient 35" draw:style="linear" draw:start-color="#ff0000" draw:end-color="#ffffff" draw:start-intensity="100%" draw:end-intensity="100%" draw:angle="0deg" draw:border="0%">
      <loext:gradient-stop svg:offset="0" loext:color-type="rgb" loext:color-value="#ff0000"/>
      <loext:gradient-stop svg:offset="1" loext:color-type="rgb" loext:color-value="#ffffff"/>
    </draw:gradient>
    <draw:gradient draw:name="Gradient_20_37" draw:display-name="Gradient 37" draw:style="linear" draw:start-color="#2a6099" draw:end-color="#b4c7dc" draw:start-intensity="100%" draw:end-intensity="100%" draw:angle="180deg" draw:border="0%">
      <loext:gradient-stop svg:offset="0" loext:color-type="rgb" loext:color-value="#2a6099"/>
      <loext:gradient-stop svg:offset="1" loext:color-type="rgb" loext:color-value="#b4c7dc"/>
    </draw:gradient>
    <draw:gradient draw:name="Gradient_20_38" draw:display-name="Gradient 38" draw:style="linear" draw:start-color="#ff0000" draw:end-color="#ffa6a6" draw:start-intensity="100%" draw:end-intensity="100%" draw:angle="0deg" draw:border="0%">
      <loext:gradient-stop svg:offset="0" loext:color-type="rgb" loext:color-value="#ff0000"/>
      <loext:gradient-stop svg:offset="1" loext:color-type="rgb" loext:color-value="#ffa6a6"/>
    </draw:gradient>
    <draw:gradient draw:name="Gradient_20_40" draw:display-name="Gradient 40" draw:style="linear" draw:start-color="#ffffff" draw:end-color="#ff0000" draw:start-intensity="100%" draw:end-intensity="100%" draw:angle="0deg" draw:border="0%">
      <loext:gradient-stop svg:offset="0" loext:color-type="rgb" loext:color-value="#ffffff"/>
      <loext:gradient-stop svg:offset="1" loext:color-type="rgb" loext:color-value="#ff0000"/>
    </draw:gradient>
    <draw:gradient draw:name="Gradient_20_41" draw:display-name="Gradient 41" draw:style="linear" draw:start-color="#ffffff" draw:end-color="#ff0000" draw:start-intensity="100%" draw:end-intensity="100%" draw:angle="45deg" draw:border="0%">
      <loext:gradient-stop svg:offset="0" loext:color-type="rgb" loext:color-value="#ffffff"/>
      <loext:gradient-stop svg:offset="1" loext:color-type="rgb" loext:color-value="#ff0000"/>
    </draw:gradient>
    <draw:gradient draw:name="Gradient_20_42" draw:display-name="Gradient 42" draw:style="linear" draw:start-color="#ffffff" draw:end-color="#ff0000" draw:start-intensity="100%" draw:end-intensity="100%" draw:angle="135deg" draw:border="0%">
      <loext:gradient-stop svg:offset="0" loext:color-type="rgb" loext:color-value="#ffffff"/>
      <loext:gradient-stop svg:offset="1" loext:color-type="rgb" loext:color-value="#ff0000"/>
    </draw:gradient>
    <draw:gradient draw:name="Gradient_20_43" draw:display-name="Gradient 43" draw:style="linear" draw:start-color="#ffffff" draw:end-color="#ff0000" draw:start-intensity="100%" draw:end-intensity="100%" draw:angle="225deg" draw:border="0%">
      <loext:gradient-stop svg:offset="0" loext:color-type="rgb" loext:color-value="#ffffff"/>
      <loext:gradient-stop svg:offset="1" loext:color-type="rgb" loext:color-value="#ff0000"/>
    </draw:gradient>
    <draw:gradient draw:name="Gradient_20_51" draw:display-name="Gradient 51" draw:style="radial" draw:cx="25%" draw:cy="50%" draw:start-color="#808080" draw:end-color="#ffffff" draw:start-intensity="100%" draw:end-intensity="100%" draw:border="0%">
      <loext:gradient-stop svg:offset="0" loext:color-type="rgb" loext:color-value="#808080"/>
      <loext:gradient-stop svg:offset="1" loext:color-type="rgb" loext:color-value="#ffffff"/>
    </draw:gradient>
    <draw:gradient draw:name="Gradient_20_7" draw:display-name="Gradient 7" draw:style="linear" draw:start-color="#7e90a3" draw:end-color="#dee6ef" draw:start-intensity="100%" draw:end-intensity="100%" draw:angle="180deg" draw:border="0%">
      <loext:gradient-stop svg:offset="0" loext:color-type="rgb" loext:color-value="#7e90a3"/>
      <loext:gradient-stop svg:offset="1" loext:color-type="rgb" loext:color-value="#dee6e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cccccc" draw:end-color="#666666" draw:start-intensity="100%" draw:end-intensity="100%" draw:angle="270deg" draw:border="0%">
      <loext:gradient-stop svg:offset="0" loext:color-type="rgb" loext:color-value="#cccccc"/>
      <loext:gradient-stop svg:offset="1" loext:color-type="rgb" loext:color-value="#666666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5T17:30:30.062087118</meta:creation-date>
    <dc:date>2025-07-08T05:50:42.068821657</dc:date>
    <meta:editing-duration>PT3H22M57S</meta:editing-duration>
    <meta:editing-cycles>52</meta:editing-cycles>
    <meta:generator>LibreOffice/24.8.6.2$Linux_X86_64 LibreOffice_project/480$Build-2</meta:generator>
    <meta:document-statistic meta:object-count="284"/>
  </office:meta>
</office:document-meta>
</file>